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text-shadow="0.0145in 0.0145in 0.0416in #000000" fo:color="#000000"/>
    </style:style>
    <style:style style:name="P2" style:parent-style-name="Normal" style:family="paragraph">
      <style:text-properties fo:language="it" fo:country="IT"/>
    </style:style>
    <style:style style:name="P3" style:parent-style-name="Normal" style:family="paragraph">
      <style:text-properties fo:language="it" fo:country="IT"/>
    </style:style>
    <style:style style:name="P4" style:parent-style-name="Normal" style:family="paragraph">
      <style:text-properties fo:language="it" fo:country="IT"/>
    </style:style>
    <style:style style:name="P5" style:parent-style-name="Normal" style:family="paragraph">
      <style:text-properties fo:language="it" fo:country="IT"/>
    </style:style>
    <style:style style:name="P6" style:parent-style-name="Normal" style:family="paragraph">
      <style:text-properties fo:language="it" fo:country="IT"/>
    </style:style>
    <style:style style:name="P7" style:parent-style-name="Normal" style:family="paragraph">
      <style:text-properties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T17" style:parent-style-name="DefaultParagraphFont" style:family="text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fo:language="fr" fo:country="FR"/>
    </style:style>
    <style:style style:name="T21" style:parent-style-name="DefaultParagraphFont" style:family="text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T23" style:parent-style-name="DefaultParagraphFont" style:family="text">
      <style:text-properties fo:language="fr" fo:country="FR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</office:automatic-styles>
  <office:body>
    <office:text text:use-soft-page-breaks="true">
      <text:p text:style-name="P1">Add MongoDB reference to .Net Project</text:p>
      <text:p text:style-name="Normal"/>
      <text:p text:style-name="Normal">To use MongoDB with C#, we should add the MongoDB dll as reference to solution</text:p>
      <text:p text:style-name="Normal">MongoDB.Bson</text:p>
      <text:p text:style-name="Normal">MongoDB.Driver</text:p>
      <text:p text:style-name="Normal">MongoDB.Driver.core</text:p>
      <text:p text:style-name="Normal"/>
      <text:p text:style-name="Normal">## Insert Details Into Bson Document Using C# And MongoDB</text:p>
      <text:p text:style-name="Normal">To insert the details into BsonDocument at code level we should need to add MongoDB BSON reference to the project references.</text:p>
      <text:p text:style-name="Normal">using MongoDB.Bson;</text:p>
      <text:p text:style-name="Normal"/>
      <text:p text:style-name="Normal"/>
      <text:p text:style-name="Normal"><text:s/>Wrisk Test Connection String</text:p>
      <text:p text:style-name="Normal"><text:tab/>var connectionString = "mongodb://admin:admin@ds014138-a0.mlab.com:14138/hughub-wrisktest";</text:p>
      <text:p text:style-name="Normal"/>
      <text:p text:style-name="Normal"/>
      <text:p text:style-name="Normal">### Mongo Client</text:p>
      <text:p text:style-name="Normal"><text:s/>var client = new MongoClient(connectionString);</text:p>
      <text:p text:style-name="Normal"/>
      <text:p text:style-name="P2">### Database</text:p>
      <text:p text:style-name="P3">var database = mongoClient.GetDatabase("");</text:p>
      <text:p text:style-name="P4"/>
      <text:p text:style-name="P5"/>
      <text:p text:style-name="P6">### Collection</text:p>
      <text:p text:style-name="P7">var collection = database.GetCollection&lt;Entity&gt;("entities");</text:p>
      <text:p text:style-name="P8"/>
      <text:p text:style-name="P9">Eg: User collection</text:p>
      <text:p text:style-name="P10"/>
      <text:p text:style-name="P11">var userCollection = database.GetCollection&lt;BsonDocument&gt;("users");</text:p>
      <text:p text:style-name="P12"/>
      <text:soft-page-break/>
      <text:p text:style-name="P13">### Drop a collection</text:p>
      <text:p text:style-name="P14">database.DropCollection("logs_net");</text:p>
      <text:p text:style-name="P15"/>
      <text:p text:style-name="P16"/>
      <text:p text:style-name="Normal">### Filtering MongoDB data using C#</text:p>
      <text:p text:style-name="Normal"/>
      <text:p text:style-name="Normal"><text:s text:c="11"/><text:span text:style-name="T17">var collection = DB.GetCollection&lt;BsonDocument&gt;("users");</text:span></text:p>
      <text:p text:style-name="P18"><text:s text:c="7"/>var Filter = new BsonDocument("email", "mta@test.com");</text:p>
      <text:p text:style-name="Normal"><text:span text:style-name="T19"><text:tab/></text:span><text:span text:style-name="T20"><text:tab/></text:span><text:span text:style-name="T21"><text:tab/></text:span>var list = await collection.Find(Filter).ToListAsync();</text:p>
      <text:p text:style-name="Normal"><text:tab/><text:tab/><text:tab/>//foreach (var dc in list)</text:p>
      <text:p text:style-name="Normal"><text:tab/><text:tab/><text:tab/>//{</text:p>
      <text:p text:style-name="Normal"><text:tab/><text:tab/><text:tab/>//<text:tab/>Console.WriteLine(dc);</text:p>
      <text:p text:style-name="Normal"><text:tab/><text:tab/><text:tab/>//}</text:p>
      <text:p text:style-name="Normal"/>
      <text:p text:style-name="Normal">### Find and Delete in MongoDB using C#</text:p>
      <text:p text:style-name="Normal">find and delete the specified document in MongoDB using C# can achieve by using FindOneAndDeleteAsync() function<text:s/></text:p>
      <text:p text:style-name="Normal"/>
      <text:p text:style-name="Normal"><text:s text:c="25"/>var userCollection = database.GetCollection&lt;BsonDocument&gt;("users");</text:p>
      <text:p text:style-name="Normal"><text:tab/><text:tab/><text:tab/><text:tab/>var userCollectionresult = await userCollection.FindOneAndDeleteAsync(</text:p>
      <text:p text:style-name="Normal"><text:tab/><text:tab/><text:tab/><text:tab/><text:tab/>Builders&lt;BsonDocument&gt;.Filter.Eq("email", "tuley.saseendran@hughub.co.uk"));</text:p>
      <text:p text:style-name="Normal"/>
      <text:p text:style-name="Normal">### Find and DeleteMany in MongoDB using C#</text:p>
      <text:p text:style-name="Normal"/>
      <text:p text:style-name="P22">var userEventCollection = database.GetCollection&lt;BsonDocument&gt;("userEvents");</text:p>
      <text:p text:style-name="Normal"><text:span text:style-name="T23"><text:tab/></text:span><text:span text:style-name="T24"><text:tab/></text:span><text:span text:style-name="T25"><text:tab/></text:span><text:span text:style-name="T26"><text:tab/></text:span>var userEventCollectionResult = await userEventCollection.DeleteManyAsync(</text:p>
      <text:p text:style-name="Normal"><text:tab/><text:tab/><text:tab/><text:tab/><text:tab/>Builders&lt;BsonDocument&gt;.Filter.Eq("eventData.recipient", "tuley.saseendran@hughub.co.uk"));</text:p>
      <text:p text:style-name="Normal"/>
      <text:p text:style-name="Normal"/>
      <text:soft-page-break/>
      <text:p text:style-name="Normal">Referance project: <text:s/>https://github.com/atmakur/WebTestingFramework/blob/master/Atmakur.Testing.Core/Utilities/MongoDataProvider.c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</meta:initial-creator>
    <dc:creator>Tuely Saseendran</dc:creator>
    <meta:creation-date>2018-11-07T14:29:00Z</meta:creation-date>
    <dc:date>2018-11-07T14:31:00Z</dc:date>
    <meta:template xlink:href="Normal" xlink:type="simple"/>
    <meta:editing-cycles>2</meta:editing-cycles>
    <meta:editing-duration>PT0S</meta:editing-duration>
    <meta:document-statistic meta:page-count="3" meta:paragraph-count="3" meta:word-count="297" meta:character-count="1988" meta:row-count="14" meta:non-whitespace-character-count="1694"/>
  </office:meta>
</office:document-meta>
</file>